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TA_20_Element_20_Clair_20_centré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18" style:family="paragraph" style:parent-style-name="TA_20_Text_20_centré">
      <style:text-properties officeooo:paragraph-rsid="00229266"/>
    </style:style>
    <style:style style:name="P19" style:family="paragraph" style:parent-style-name="TA_20_Text_20_centré">
      <style:text-properties officeooo:paragraph-rsid="00241831"/>
    </style:style>
    <style:style style:name="P20" style:family="paragraph" style:parent-style-name="TA_20_Text_20_centré">
      <style:text-properties officeooo:paragraph-rsid="002e2124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34f122"/>
    </style:style>
    <style:style style:name="P23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0c53cb" style:font-weight-asian="normal" style:font-weight-complex="normal"/>
    </style:style>
    <style:style style:name="T8" style:family="text">
      <style:text-properties fo:color="#000000" style:font-name="Arial" fo:font-weight="normal" officeooo:rsid="00283ec2" style:font-weight-asian="normal" style:font-weight-complex="normal"/>
    </style:style>
    <style:style style:name="T9" style:family="text">
      <style:text-properties fo:color="#000000" style:font-name="Arial" fo:font-weight="normal" officeooo:rsid="002c5879" style:font-weight-asian="normal" style:font-weight-complex="normal"/>
    </style:style>
    <style:style style:name="T10" style:family="text">
      <style:text-properties fo:color="#000000" style:font-name="Arial" fo:font-weight="normal" officeooo:rsid="004ca611" style:font-weight-asian="normal" style:font-weight-complex="normal"/>
    </style:style>
    <style:style style:name="T11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2" style:family="text">
      <style:text-properties fo:color="#000000" style:font-name="Arial" fo:font-size="11pt" fo:font-weight="normal" officeooo:rsid="00241831" style:font-size-asian="11pt" style:font-weight-asian="normal"/>
    </style:style>
    <style:style style:name="T13" style:family="text">
      <style:text-properties fo:color="#000000" style:font-name="Arial" fo:font-size="11pt" fo:font-weight="normal" officeooo:rsid="002e2124" style:font-size-asian="11pt" style:font-weight-asian="normal"/>
    </style:style>
    <style:style style:name="T14" style:family="text">
      <style:text-properties fo:color="#000000" style:font-name="Arial" fo:font-size="11pt" fo:font-weight="normal" officeooo:rsid="00305e6f" style:font-size-asian="11pt" style:font-weight-asian="normal"/>
    </style:style>
    <style:style style:name="T15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340a6b" style:font-size-asian="11pt" style:font-weight-asian="normal"/>
    </style:style>
    <style:style style:name="T18" style:family="text">
      <style:text-properties fo:color="#000000" style:font-name="Arial" fo:font-size="11pt" fo:font-weight="normal" officeooo:rsid="00360204" style:font-size-asian="11pt" style:font-weight-asian="normal"/>
    </style:style>
    <style:style style:name="T19" style:family="text">
      <style:text-properties fo:color="#000000" style:font-name="Arial" fo:font-size="11pt" officeooo:rsid="000c53cb" style:font-size-asian="11pt" style:font-size-complex="11pt"/>
    </style:style>
    <style:style style:name="T20" style:family="text">
      <style:text-properties fo:color="#000000" style:font-name="Arial" officeooo:rsid="0015fe98"/>
    </style:style>
    <style:style style:name="T21" style:family="text">
      <style:text-properties fo:color="#000000" style:font-name="Arial" officeooo:rsid="00180ea1"/>
    </style:style>
    <style:style style:name="T22" style:family="text">
      <style:text-properties fo:color="#000000" style:font-name="Arial" officeooo:rsid="002b7be4"/>
    </style:style>
    <style:style style:name="T23" style:family="text">
      <style:text-properties fo:color="#000000" style:font-name="Arial" officeooo:rsid="002be793"/>
    </style:style>
    <style:style style:name="T24" style:family="text">
      <style:text-properties officeooo:rsid="00220a3d"/>
    </style:style>
    <style:style style:name="T25" style:family="text">
      <style:text-properties style:use-window-font-color="true" style:font-name="Arial" officeooo:rsid="00241831"/>
    </style:style>
    <style:style style:name="T26" style:family="text">
      <style:text-properties officeooo:rsid="002afe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09-26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6/09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text:span text:style-name="TA_20_Style_20_foncé"><text:span text:style-name="T2">Auteur</text:span></text:span></text:p>
            <text:p text:style-name="P6"><text:span text:style-name="TA_20_Element_20_clair_20_marqué"><text:span text:style-name="T15">Thom</text:span></text:span><text:span text:style-name="TA_20_Element_20_clair_20_marqué"><text:span text:style-name="T16">as COGGIA</text:span></text:span><text:span text:style-name="TA_20_Element_20_clair_20_marqué"><text:span text:style-name="T19"> <text:s text:c="3"/></text:span></text:span><text:span text:style-name="TA_20_Element_20_clair_20_marqué"><text:span text:style-name="T6"><text:s text:c="16"/></text:span></text:span></text:p>
          </table:table-cell>
          <table:table-cell table:style-name="Tableau1.B1" office:value-type="string">
            <text:p text:style-name="P13"><draw:control text:anchor-type="as-char" draw:z-index="0" draw:style-name="gr1" draw:text-style-name="P23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6"><text:span text:style-name="TA_20_Style_20_foncé"><text:span text:style-name="T2">Equipe</text:span></text:span></text:p>
            <text:p text:style-name="P12"><text:span text:style-name="TA_20_Style_20_clair"><text:span text:style-name="T22">Saad C</text:span></text:span><text:span text:style-name="TA_20_Style_20_clair"><text:span text:style-name="T23">HIADMI</text:span></text:span><text:span text:style-name="TA_20_Style_20_clair"><text:span text:style-name="T22">, Thomas COGGIA</text:span></text:span></text:p>
          </table:table-cell>
          <table:table-cell table:style-name="Tableau1.B2" table:number-rows-spanned="2" office:value-type="string">
            <text:p text:style-name="P10"><text:span text:style-name="TA_20_Style_20_foncé"><text:span text:style-name="T6"/></text:span></text:p>
            <text:p text:style-name="P9"><text:span text:style-name="TA_20_Style_20_foncé"><text:span text:style-name="T4">Statut</text:span></text:span></text:p>
            <text:p text:style-name="P9"><text:span text:style-name="TA_20_Style_20_clair"><text:span text:style-name="T21">F</text:span></text:span><text:span text:style-name="TA_20_Style_20_clair"><text:span text:style-name="T20">inal</text:span></text:span></text:p>
            <text:p text:style-name="P8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7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11"><text:span text:style-name="TA_20_Style_20_clair"><text:span text:style-name="T8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7"><text:span text:style-name="TA_20_Style_20_foncé"><text:span text:style-name="T2">Chemi</text:span></text:span><text:span text:style-name="TA_20_Style_20_foncé"><text:span text:style-name="T3">n</text:span></text:span></text:p>
            <text:p text:style-name="P22"><text:span text:style-name="TA_20_Style_20_clair"><text:span text:style-name="T10">Babyfoot</text:span></text:span><text:span text:style-name="TA_20_Style_20_clair"><text:span text:style-name="T9">/TAPS/Modèles</text:span></text:span></text:p>
          </table:table-cell>
          <table:table-cell table:style-name="Tableau1.B2" office:value-type="string">
            <text:p text:style-name="P5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5">1</text:span></text:span><field:fieldmark-end/></text:p>
          </table:table-cell>
        </table:table-row>
      </table:table>
      <text:p text:style-name="P16"/>
      <text:p text:style-name="P17">Modèles <text:span text:style-name="T26">pour gestion de projet</text:span></text:p>
      <text:p text:style-name="P14"/>
      <text:p text:style-name="P15">Modèle <text:span text:style-name="T24">court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4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4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4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4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18"><text:span text:style-name="TA_20_Element_20_clair_20_marqué"><text:span text:style-name="T11">1.0</text:span></text:span></text:p>
          </table:table-cell>
          <table:table-cell table:style-name="Tableau2.B2" office:value-type="string">
            <text:p text:style-name="P19"><text:span text:style-name="TA_20_Element_20_clair_20_marqué"><text:span text:style-name="T18">26</text:span></text:span><text:span text:style-name="TA_20_Element_20_clair_20_marqué"><text:span text:style-name="T12">/</text:span></text:span><text:span text:style-name="TA_20_Element_20_clair_20_marqué"><text:span text:style-name="T18">09</text:span></text:span><text:span text:style-name="TA_20_Element_20_clair_20_marqué"><text:span text:style-name="T12">/2019</text:span></text:span></text:p>
          </table:table-cell>
          <table:table-cell table:style-name="Tableau2.B2" office:value-type="string">
            <text:p text:style-name="P19"><text:span text:style-name="TA_20_Element_20_clair_20_marqué"><text:span text:style-name="T12">Final</text:span></text:span></text:p>
          </table:table-cell>
          <table:table-cell table:style-name="Tableau2.D2" office:value-type="string">
            <text:p text:style-name="P20"><text:span text:style-name="TA_20_Element_20_clair_20_marqué"><text:span text:style-name="T13">Thomas COGGIA</text:span>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1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2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39</meta:editing-cycles>
    <meta:creation-date>2019-09-28T15:39:09.338000000</meta:creation-date>
    <dc:date>2019-10-11T19:44:37.568000000</dc:date>
    <meta:editing-duration>PT5H9M39S</meta:editing-duration>
    <meta:generator>LibreOffice/6.2.4.2$Windows_X86_64 LibreOffice_project/2412653d852ce75f65fbfa83fb7e7b669a126d64</meta:generator>
    <meta:document-statistic meta:table-count="2" meta:image-count="2" meta:object-count="0" meta:page-count="1" meta:paragraph-count="24" meta:word-count="38" meta:character-count="271" meta:non-whitespace-character-count="233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